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409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sector</text:p>
          </table:table-cell>
          <table:table-cell office:value-type="string">
            <text:p>attributes</text:p>
          </table:table-cell>
          <table:table-cell office:value-type="string">
            <text:p>tech/min</text:p>
          </table:table-cell>
          <table:table-cell office:value-type="string">
            <text:p>tr t r s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yellow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yellow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yellow</text:p>
          </table:table-cell>
          <table:table-cell office:value-type="string">
            <text:p>exp,tac</text:p>
          </table:table-cell>
          <table:table-cell office:value-type="string">
            <text:p>0,1,2,3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yellow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yellow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yellow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yellow,upgradetwice,sup,baseicon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yellow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yellow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blue</text:p>
          </table:table-cell>
          <table:table-cell office:value-type="string">
            <text:p>tac,sup,min</text:p>
          </table:table-cell>
          <table:table-cell office:value-type="string">
            <text:p>3,2,1,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blue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blue,garr,constructor,two,upgradeonce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yellow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yellow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table:number-columns-repeated="2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6">07/06/2008</text:date>, <text:time>02:2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C</meta:initial-creator>
    <meta:creation-date>2008-07-05T23:21:55</meta:creation-date>
    <dc:creator>JC</dc:creator>
    <dc:date>2008-07-06T02:25:07</dc:date>
    <meta:editing-cycles>1</meta:editing-cycles>
    <meta:editing-duration>PT1H21M9S</meta:editing-duration>
    <meta:user-defined meta:name="Info 1"/>
    <meta:user-defined meta:name="Info 2"/>
    <meta:user-defined meta:name="Info 3"/>
    <meta:user-defined meta:name="Info 4"/>
    <meta:document-statistic meta:table-count="3" meta:cell-count="74"/>
  </office:meta>
</office:document-meta>
</file>